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14340748001913060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7378008159026266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601598370040090848"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24560148836026794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59909413252867684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170597912360527316"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17709581934524636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62726014021421474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1252794" text:continue-list="list317709581934524636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07369187119778881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5974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4687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1258060"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1268638"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6818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99502396238124026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75075266143867026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5182180325637769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58356"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9182495746680996568"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437326723186118176"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120074687097170570" text:style-name="L15">
        <text:list-item>
          <text:list>
            <text:list-header>
              <text:p text:style-name="P182">1.5 miles averaging about 9:40/mile and rest 1 min</text:p>
            </text:list-header>
          </text:list>
        </text:list-item>
      </text:list>
      <text:p text:style-name="P24">1 mile in 8:26 and rest 2 min</text:p>
      <text:list xml:id="list616021364054073813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460954927131937027"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54606"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907156136949880014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13069610326795558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82110867963978835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1257448" text:continue-list="list4130696103267955589" text:style-name="L19">
        <text:list-item>
          <text:list>
            <text:list-header>
              <text:p text:style-name="P186">(Pace*HR)=1240</text:p>
            </text:list-header>
          </text:list>
        </text:list-item>
      </text:list>
      <text:list xml:id="list41257440" text:continue-list="list9071561369498800146" text:style-name="L18">
        <text:list-item>
          <text:list>
            <text:list-header>
              <text:p text:style-name="P185">2 miles at 10:46/mile Ave HR= 121 bpm and rest a few minutes</text:p>
            </text:list-header>
          </text:list>
        </text:list-item>
      </text:list>
      <text:list xml:id="list41266080" text:continue-list="list4125744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125928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1233057412356369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55815366056599163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355698034652077499"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19506755940722555"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84720981655338627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23191860495163244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1267610"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5779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585701466739277902"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68916835227440441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419900332349175030"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6045265280476035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73030878832921007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73901552753173519" text:style-name="L32">
        <text:list-item>
          <text:list>
            <text:list-header>
              <text:p text:style-name="P196">0.25 miles in 2:54</text:p>
              <text:p text:style-name="P196">1 mile in 9:21 going faster as I ran and ending at around 8:30 pace</text:p>
            </text:list-header>
          </text:list>
        </text:list-item>
      </text:list>
      <text:list xml:id="list550372722903469309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5112707154332032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33987559706176942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8511119638770242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77056301365634822"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6T21:00:20.28</dc:date>
    <dc:creator>James Lombardi</dc:creator>
    <meta:editing-duration>P26DT20H51M20S</meta:editing-duration>
    <meta:editing-cycles>2008</meta:editing-cycles>
    <meta:generator>OpenOffice/4.1.2$Win32 OpenOffice.org_project/412m3$Build-9782</meta:generator>
    <meta:document-statistic meta:table-count="0" meta:image-count="9" meta:object-count="0" meta:page-count="199" meta:paragraph-count="5780" meta:word-count="62578" meta:character-count="320720"/>
  </office:meta>
</office:document-meta>
</file>